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Liberation Sans" fo:font-weight="normal" officeooo:rsid="00142503" officeooo:paragraph-rsid="00106745" style:font-weight-asian="normal" style:font-weight-complex="normal"/>
    </style:style>
    <style:style style:name="P2" style:family="paragraph" style:parent-style-name="Preformatted_20_Text">
      <style:text-properties officeooo:rsid="001503e8" officeooo:paragraph-rsid="00106745"/>
    </style:style>
    <style:style style:name="P3" style:family="paragraph" style:parent-style-name="Preformatted_20_Text">
      <style:text-properties officeooo:paragraph-rsid="00106745"/>
    </style:style>
    <style:style style:name="P4" style:family="paragraph" style:parent-style-name="Preformatted_20_Text">
      <style:text-properties officeooo:rsid="00106745" officeooo:paragraph-rsid="00106745"/>
    </style:style>
    <style:style style:name="P5" style:family="paragraph" style:parent-style-name="Preformatted_20_Text">
      <style:text-properties officeooo:rsid="00134dfa" officeooo:paragraph-rsid="00134dfa"/>
    </style:style>
    <style:style style:name="P6" style:family="paragraph" style:parent-style-name="Preformatted_20_Text">
      <style:text-properties fo:font-style="normal" officeooo:rsid="001239b5" officeooo:paragraph-rsid="00106745" style:font-style-asian="normal" style:font-style-complex="normal"/>
    </style:style>
    <style:style style:name="P7" style:family="paragraph" style:parent-style-name="Preformatted_20_Text">
      <style:text-properties fo:font-style="normal" officeooo:rsid="00136d41" officeooo:paragraph-rsid="00134dfa" style:font-style-asian="normal" style:font-style-complex="normal"/>
    </style:style>
    <style:style style:name="P8" style:family="paragraph" style:parent-style-name="Standard">
      <style:text-properties style:font-name="Liberation Sans" fo:font-size="12pt" style:text-underline-style="none" fo:font-weight="normal" officeooo:rsid="004ec370" officeooo:paragraph-rsid="001433f4" style:font-size-asian="12pt" style:font-weight-asian="normal" style:font-weight-complex="normal"/>
    </style:style>
    <style:style style:name="P9" style:family="paragraph" style:parent-style-name="Standard">
      <style:text-properties style:font-name="Liberation Sans" fo:font-size="12pt" officeooo:rsid="0042dd9b" officeooo:paragraph-rsid="001433f4" style:font-size-asian="12pt"/>
    </style:style>
    <style:style style:name="P10" style:family="paragraph" style:parent-style-name="Standard">
      <style:text-properties style:font-name="Liberation Sans" fo:font-size="12pt" officeooo:rsid="004ec370" officeooo:paragraph-rsid="001433f4" style:font-size-asian="12pt"/>
    </style:style>
    <style:style style:name="P11" style:family="paragraph" style:parent-style-name="Standard">
      <style:text-properties style:font-name="Liberation Sans" fo:font-size="12pt" style:text-underline-style="solid" style:text-underline-width="auto" style:text-underline-color="font-color" fo:font-weight="bold" officeooo:rsid="004ec370" officeooo:paragraph-rsid="001433f4" style:font-size-asian="12pt" style:font-weight-asian="bold" style:font-weight-complex="bold"/>
    </style:style>
    <style:style style:name="P12" style:family="paragraph" style:parent-style-name="Standard">
      <style:paragraph-properties fo:text-align="start" style:justify-single-word="false"/>
      <style:text-properties style:font-name="Liberation Sans" fo:font-size="12pt" fo:font-style="normal" style:text-underline-style="none" fo:font-weight="normal" officeooo:rsid="00136d41" officeooo:paragraph-rsid="001433f4" style:font-size-asian="12pt" style:font-style-asian="normal" style:font-weight-asian="normal" style:font-size-complex="11pt" style:font-style-complex="normal" style:font-weight-complex="normal"/>
    </style:style>
    <style:style style:name="P13" style:family="paragraph" style:parent-style-name="Standard">
      <style:text-properties style:font-name="Liberation Sans" style:text-underline-style="solid" style:text-underline-width="auto" style:text-underline-color="font-color" fo:font-weight="bold" officeooo:rsid="004ec370" officeooo:paragraph-rsid="001433f4" style:font-weight-asian="bold" style:font-weight-complex="bold"/>
    </style:style>
    <style:style style:name="P14" style:family="paragraph" style:parent-style-name="Text_20_body">
      <style:text-properties officeooo:paragraph-rsid="00106745"/>
    </style:style>
    <style:style style:name="P15" style:family="paragraph" style:parent-style-name="Text_20_body">
      <style:text-properties style:font-name="Liberation Mono" fo:font-size="11pt" style:text-underline-style="solid" style:text-underline-width="auto" style:text-underline-color="font-color" fo:font-weight="bold" officeooo:rsid="00197c82" officeooo:paragraph-rsid="001429db" style:font-size-asian="11pt" style:font-weight-asian="bold" style:font-size-complex="11pt" style:font-weight-complex="bold"/>
    </style:style>
    <style:style style:name="P16" style:family="paragraph" style:parent-style-name="Text_20_body">
      <style:text-properties style:font-name="Liberation Mono" fo:font-size="11pt" style:text-underline-style="solid" style:text-underline-width="auto" style:text-underline-color="font-color" fo:font-weight="bold" officeooo:rsid="00172d91" officeooo:paragraph-rsid="00172d91" style:font-size-asian="11pt" style:font-weight-asian="bold" style:font-size-complex="11pt" style:font-weight-complex="bold"/>
    </style:style>
    <style:style style:name="P17" style:family="paragraph" style:parent-style-name="Text_20_body">
      <style:text-properties style:font-name="Liberation Mono" fo:font-size="11pt" style:text-underline-style="solid" style:text-underline-width="auto" style:text-underline-color="font-color" fo:font-weight="bold" officeooo:rsid="001433f4" officeooo:paragraph-rsid="001433f4" style:font-size-asian="11pt" style:font-weight-asian="bold" style:font-size-complex="11pt" style:font-weight-complex="bold"/>
    </style:style>
    <style:style style:name="P18" style:family="paragraph" style:parent-style-name="Text_20_body">
      <style:text-properties style:font-name="Liberation Mono" fo:font-size="11pt" style:text-underline-style="solid" style:text-underline-width="auto" style:text-underline-color="font-color" fo:font-weight="bold" officeooo:rsid="001ab6af" officeooo:paragraph-rsid="001ab6af" style:font-size-asian="11pt" style:font-weight-asian="bold" style:font-size-complex="11pt" style:font-weight-complex="bold"/>
    </style:style>
    <style:style style:name="P19" style:family="paragraph" style:parent-style-name="Text_20_body">
      <style:text-properties style:font-name="Liberation Mono" fo:font-size="11pt" style:text-underline-style="solid" style:text-underline-width="auto" style:text-underline-color="font-color" fo:font-weight="bold" officeooo:rsid="0015e784" officeooo:paragraph-rsid="0015e784" style:font-size-asian="11pt" style:font-weight-asian="bold" style:font-size-complex="11pt" style:font-weight-complex="bold"/>
    </style:style>
    <style:style style:name="P20" style:family="paragraph" style:parent-style-name="Text_20_body">
      <style:text-properties style:font-name="Liberation Mono" fo:font-size="11pt" fo:font-style="normal" style:text-underline-style="none" fo:font-weight="normal" officeooo:rsid="001a22ca" officeooo:paragraph-rsid="001a22ca" style:font-size-asian="11pt" style:font-style-asian="normal" style:font-weight-asian="normal" style:font-size-complex="11pt" style:font-style-complex="normal" style:font-weight-complex="normal"/>
    </style:style>
    <style:style style:name="P21" style:family="paragraph" style:parent-style-name="Standard">
      <style:text-properties officeooo:paragraph-rsid="001433f4"/>
    </style:style>
    <style:style style:name="P22" style:family="paragraph" style:parent-style-name="Standard">
      <style:text-properties officeooo:paragraph-rsid="001c2801"/>
    </style:style>
    <style:style style:name="P23" style:family="paragraph" style:parent-style-name="Heading_20_1">
      <style:paragraph-properties fo:text-align="center" style:justify-single-word="false"/>
      <style:text-properties style:font-name="Liberation Mono" officeooo:rsid="001bd192" officeooo:paragraph-rsid="00106745"/>
    </style:style>
    <style:style style:name="P24" style:family="paragraph" style:parent-style-name="Heading_20_3">
      <style:text-properties style:font-name="Liberation Mono" officeooo:paragraph-rsid="00106745"/>
    </style:style>
    <style:style style:name="P25" style:family="paragraph" style:parent-style-name="Heading_20_3">
      <style:text-properties style:font-name="Liberation Mono" officeooo:rsid="00184919" officeooo:paragraph-rsid="001429db"/>
    </style:style>
    <style:style style:name="T1" style:family="text">
      <style:text-properties officeooo:rsid="00106745"/>
    </style:style>
    <style:style style:name="T2" style:family="text">
      <style:text-properties officeooo:rsid="00142503"/>
    </style:style>
    <style:style style:name="T3" style:family="text">
      <style:text-properties officeooo:rsid="0016b17f"/>
    </style:style>
    <style:style style:name="T4" style:family="text">
      <style:text-properties fo:font-weight="bold" style:font-weight-asian="bold" style:font-weight-complex="bold"/>
    </style:style>
    <style:style style:name="T5" style:family="text">
      <style:text-properties fo:font-weight="bold" officeooo:rsid="0010e771" style:font-weight-asian="bold" style:font-weight-complex="bold"/>
    </style:style>
    <style:style style:name="T6" style:family="text">
      <style:text-properties officeooo:rsid="0010e771"/>
    </style:style>
    <style:style style:name="T7" style:family="text">
      <style:text-properties fo:font-style="italic" style:font-style-asian="italic" style:font-style-complex="italic"/>
    </style:style>
    <style:style style:name="T8" style:family="text">
      <style:text-properties fo:font-style="italic" officeooo:rsid="0010e771" style:font-style-asian="italic" style:font-style-complex="italic"/>
    </style:style>
    <style:style style:name="T9" style:family="text">
      <style:text-properties fo:font-style="italic" officeooo:rsid="00136d41"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0e771" style:font-style-asian="normal" style:font-style-complex="normal"/>
    </style:style>
    <style:style style:name="T13" style:family="text">
      <style:text-properties fo:font-style="normal" officeooo:rsid="001239b5" style:font-style-asian="normal" style:font-style-complex="normal"/>
    </style:style>
    <style:style style:name="T14" style:family="text">
      <style:text-properties fo:font-style="normal" officeooo:rsid="00136d41"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0136d41" style:font-style-asian="normal" style:font-weight-asian="normal" style:font-style-complex="normal" style:font-weight-complex="normal"/>
    </style:style>
    <style:style style:name="T17" style:family="text">
      <style:text-properties fo:font-style="normal" style:text-underline-style="none" style:font-style-asian="normal" style:font-style-complex="normal"/>
    </style:style>
    <style:style style:name="T18" style:family="text">
      <style:text-properties fo:font-size="12pt" style:font-size-asian="12pt"/>
    </style:style>
    <style:style style:name="T19" style:family="text">
      <style:text-properties fo:font-size="12pt" officeooo:rsid="0042dd9b" style:font-size-asian="12pt"/>
    </style:style>
    <style:style style:name="T20" style:family="text">
      <style:text-properties style:font-name="Liberation Sans" fo:font-size="12pt" style:text-underline-style="none" fo:font-weight="normal" officeooo:rsid="0013ddfb" style:font-size-asian="12pt" style:font-weight-asian="normal" style:font-weight-complex="normal"/>
    </style:style>
    <style:style style:name="T21" style:family="text">
      <style:text-properties officeooo:rsid="001c2801"/>
    </style:style>
    <style:style style:name="T22" style:family="text">
      <style:text-properties fo:font-size="10.5pt" style:font-size-asian="9.14999961853027pt" style:font-size-complex="10.5pt"/>
    </style:style>
    <style:style style:name="T23" style:family="text">
      <style:text-properties fo:font-size="11pt" officeooo:rsid="001c2801" style:font-size-asian="9.60000038146973pt" style:font-size-complex="11pt"/>
    </style:style>
    <style:style style:name="T24" style:family="text">
      <style:text-properties fo:font-size="11pt" fo:font-weight="bold" officeooo:rsid="001c2801" style:font-size-asian="9.60000038146973pt" style:font-weight-asian="bold" style:font-size-complex="11pt" style:font-weight-complex="bold"/>
    </style:style>
    <style:style style:name="T25" style:family="text">
      <style:text-properties fo:font-size="11pt" fo:font-weight="normal" officeooo:rsid="001c2801" style:font-size-asian="9.60000038146973pt" style:font-weight-asian="normal" style:font-size-complex="11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Compilers - Homework 3</text:h>
      <text:h text:style-name="P24" text:outline-level="3">File<text:span text:style-name="T3">s</text:span> Organization</text:h>
      <text:p text:style-name="P14"/>
      <text:p text:style-name="P1">sdi1500048</text:p>
      <text:p text:style-name="P3">|____ <text:span text:style-name="T2">my_</text:span>visitors</text:p>
      <text:p text:style-name="P3">| <text:s text:c="8"/>|____ <text:span text:style-name="T2">FirstPhase</text:span>Visitor.java</text:p>
      <text:p text:style-name="P3">| <text:s text:c="8"/>|____ <text:span text:style-name="T2">SecondPhase</text:span>Visitor.java </text:p>
      <text:p text:style-name="P3">| <text:s text:c="8"/>|____ LLVMIRVisitor.java <text:s text:c="2"/></text:p>
      <text:p text:style-name="P3">|</text:p>
      <text:p text:style-name="P3">|____ types <text:s text:c="8"/></text:p>
      <text:p text:style-name="P3">| <text:s text:c="6"/>|____ ClassInfo.java</text:p>
      <text:p text:style-name="P3">| <text:s text:c="6"/>|____ FunInfo.java</text:p>
      <text:p text:style-name="P3">| <text:s text:c="6"/>|____ SymbolTable.java</text:p>
      <text:p text:style-name="P3">| <text:s text:c="6"/>|____ <text:span text:style-name="T1">V</text:span>Table.java</text:p>
      <text:p text:style-name="P3">| <text:s text:c="6"/>|____ <text:span text:style-name="T1">V</text:span>Table<text:span text:style-name="T1">Info</text:span>.java</text:p>
      <text:p text:style-name="P3">|</text:p>
      <text:p text:style-name="P2">|____ boilerplateCode.<text:span text:style-name="T1">ll</text:span></text:p>
      <text:p text:style-name="P2">|____ minijava.jj</text:p>
      <text:p text:style-name="P3">|____ Main.java</text:p>
      <text:p text:style-name="P3">|____ <text:span text:style-name="T2">M</text:span>akefile</text:p>
      <text:p text:style-name="P3">|____ README.<text:span text:style-name="T2">pdf</text:span></text:p>
      <text:p text:style-name="P3"/>
      <text:p text:style-name="P3"/>
      <text:p text:style-name="P4">On <text:span text:style-name="T4">types</text:span> folder, <text:span text:style-name="T6">in </text:span><text:span text:style-name="T5">SymbolTable.java</text:span><text:span text:style-name="T6"> the function </text:span><text:span text:style-name="T8">printStoreOffsets</text:span><text:span text:style-name="T6"> has changed from </text:span><text:span text:style-name="T8">printOffsets</text:span><text:span text:style-name="T6"> (hw2) and now creates the Vtables structs of the input Java file (print statements have been commented out as they are not needed in this part of the project, used only for debugging). Also, the method </text:span><text:span text:style-name="T8">lookupNameScope</text:span><text:span text:style-name="T6"> is similar to </text:span><text:span text:style-name="T8">lookupName</text:span><text:span text:style-name="T12"> </text:span><text:span text:style-name="T13">and additionally returns the scope of the identifier that is to be “looked up”.</text:span></text:p>
      <text:p text:style-name="P6"/>
      <text:p text:style-name="P5"><text:span text:style-name="T13">A</text:span><text:span text:style-name="T11">ll the other files that were also in hw2 remained the same. </text:span><text:span text:style-name="T14">There is also a file </text:span><text:span text:style-name="T9">boilerplateCode.ll</text:span><text:span text:style-name="T14"> with the helper functions that are provided and the initial declarations of LLVM files.</text:span></text:p>
      <text:p text:style-name="P7"/>
      <text:h text:style-name="P25" text:outline-level="3">Implementation</text:h>
      <text:p text:style-name="P15"><text:span text:style-name="T14">Note:</text:span><text:span text:style-name="T16"> all files have comments to help with the understanding of my code if something is omitted to be explained in README. </text:span></text:p>
      <text:p text:style-name="P17"><text:span text:style-name="T16">I</text:span><text:span text:style-name="T15">n </text:span><text:span text:style-name="T17">LLVMVisitor.java</text:span><text:span text:style-name="T15"> there are three helper functions, </text:span><text:span text:style-name="T10">generateRegister,</text:span><text:span text:style-name="T15"> which returns the next register to be used, </text:span><text:span text:style-name="T10">generateLabel, </text:span><text:span text:style-name="T15">which gets an argument indicating the type of the statement to be compiled and returns the corresponding labels, and </text:span><text:span text:style-name="T10">emit, </text:span><text:span text:style-name="T15">that prints the string passed as argument to the .ll file that is to be produced.</text:span></text:p>
      <text:p text:style-name="P19"><text:span text:style-name="T15">The class field </text:span><text:span text:style-name="T10">registerTypes </text:span><text:span text:style-name="T15">is used to keep track of the array types when ArrayLookup or ArrayLength statements come up.</text:span></text:p>
      <text:p text:style-name="P18"><text:span text:style-name="T15">When class field </text:span><text:span text:style-name="T10">primaryExp </text:span><text:span text:style-name="T15">is “on”, IDENTIFIER visit method returns the register which keeps the loaded id, otherwise returns id itself.</text:span></text:p>
      <text:p text:style-name="P20"><text:soft-page-break/>The class field <text:span text:style-name="T7">messageSendClass </text:span>is used to keep track of the class type variable that performs a function call.</text:p>
      <text:p text:style-name="P20">The class field variable <text:span text:style-name="T7">curLabel </text:span>helps to keep track of the last used label in nested and expressions.</text:p>
      <text:p text:style-name="P16"><text:span text:style-name="T11">Note:</text:span><text:span text:style-name="T15"> The probability of something gone wrong while writing on the .ll output file is checked by throwing an exception in each </text:span><text:span text:style-name="T10">emit</text:span><text:span text:style-name="T15"> function call.</text:span></text:p>
      <text:p text:style-name="P13"><text:span text:style-name="T19">C</text:span><text:span text:style-name="T18">ompile:</text:span></text:p>
      <text:p text:style-name="P9"/>
      <text:p text:style-name="P10">make compile</text:p>
      <text:p text:style-name="P10"/>
      <text:p text:style-name="P11">Execute:</text:p>
      <text:p text:style-name="P11"/>
      <text:p text:style-name="P21"><text:span text:style-name="T20">java Main </text:span><text:span text:style-name="Source_20_Text">[file1] [file2] ... [fileN]</text:span></text:p>
      <text:p text:style-name="P21"><text:span text:style-name="Source_20_Text"/></text:p>
      <text:p text:style-name="P22"><text:span text:style-name="Source_20_Text"><text:span text:style-name="T23">After execution, a folder </text:span></text:span><text:span text:style-name="Source_20_Text"><text:span text:style-name="T24">LLVM </text:span></text:span><text:span text:style-name="Source_20_Text"><text:span text:style-name="T25">is created with the output .ll files.</text:span></text:span></text:p>
      <text:p text:style-name="P10"/>
      <text:p text:style-name="P11">Clean:</text:p>
      <text:p text:style-name="P8"/>
      <text:p text:style-name="P12">make cle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22:11:30.133678770</meta:creation-date>
    <meta:generator>LibreOffice/6.0.7.3$Linux_X86_64 LibreOffice_project/00m0$Build-3</meta:generator>
    <dc:date>2020-05-29T19:12:59.218867118</dc:date>
    <meta:editing-duration>PT2H52M21S</meta:editing-duration>
    <meta:editing-cycles>11</meta:editing-cycles>
    <meta:document-statistic meta:table-count="0" meta:image-count="0" meta:object-count="0" meta:page-count="2" meta:paragraph-count="37" meta:word-count="350" meta:character-count="2277" meta:non-whitespace-character-count="1896"/>
  </office:meta>
</office:document-meta>
</file>